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fo:font-size="12pt" style:font-size-asian="12pt" style:font-size-complex="12pt"/>
    </style:style>
    <style:style style:name="P4" style:family="paragraph" style:parent-style-name="Preformatted_20_Text">
      <style:text-properties style:font-name="Arial" fo:font-size="12pt" fo:language="de" fo:country="DE" style:font-size-asian="12pt" style:font-size-complex="12pt"/>
    </style:style>
    <style:style style:name="P5" style:family="paragraph" style:parent-style-name="Preformatted_20_Text">
      <style:paragraph-properties fo:margin-top="0cm" fo:margin-bottom="0.499cm" fo:text-align="start" style:justify-single-word="false" style:writing-mode="lr-tb"/>
      <style:text-properties style:font-name="Arial" fo:font-size="12pt" style:font-size-asian="12pt" style:font-size-complex="12pt"/>
    </style:style>
    <style:style style:name="P6"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7"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8" style:family="paragraph" style:parent-style-name="Preformatted_20_Text">
      <style:paragraph-properties fo:text-align="start" style:justify-single-word="false" style:writing-mode="lr-tb"/>
      <style:text-properties style:font-name="Arial" fo:font-size="12pt" fo:language="de" fo:country="DE" fo:font-weight="bold" style:font-size-asian="12pt" style:font-weight-asian="bold" style:font-size-complex="12pt" style:font-weight-complex="bold"/>
    </style:style>
    <style:style style:name="P9"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T1" style:family="text">
      <style:text-properties fo:language="de" fo:country="DE"/>
    </style:style>
    <style:style style:name="T2" style:family="text">
      <style:text-properties fo:font-variant="normal" fo:text-transform="none" fo:color="#333333" style:font-name="sans-serif" fo:font-size="18pt" fo:letter-spacing="normal" fo:font-style="normal" fo:font-weight="bold"/>
    </style:style>
    <style:style style:name="T3" style:family="text">
      <style:text-properties fo:font-variant="normal" fo:text-transform="none" fo:color="#333333" fo:font-size="18pt" fo:letter-spacing="normal" fo:font-style="normal" fo:font-weight="bold"/>
    </style:style>
    <style:style style:name="T4" style:family="text">
      <style:text-properties fo:font-variant="normal" fo:text-transform="none" fo:color="#333333" fo:letter-spacing="normal" fo:font-style="normal" fo:font-weight="bold"/>
    </style:style>
    <style:style style:name="T5"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pond</text:p>
      <text:p text:style-name="P1"/>
      <text:p text:style-name="P7"><text:bookmark text:name="tw-target-text"/>Die Reaktionsphase umfasst alle Maßnahmen, die eine Organisation ergreifen muss, nachdem ein Cybersicherheitsvorfall festgestellt wurde.</text:p>
      <text:section text:style-name="Sect1" text:name="tw-target-text-container">
        <text:p text:style-name="P9"/>
        <text:p text:style-name="P5"><text:span text:style-name="T1">Wenn es zu einem Cyber-Vorfall kommt, müssen Unternehmen in der Lage sein, die Auswirkungen einzudämmen. Dazu müssen sie einen Reaktionsplan entwickeln, Kommunikationswege zwischen den entsprechenden Parteien definieren, Informationen über das Ereignis sammeln und analysieren und dann alle erforderlichen Aktivitäten zur Eindämmung des Vorfalls durchführen.</text:span></text:p>
      </text:section>
      <text:p text:style-name="P7"><text:span text:style-name="T4">Security Awareness</text:span> </text:p>
      <text:p text:style-name="P6">Die Reaktionsplanung erleichtert eine zeitnahe Reaktion auf Cybersicherheitsereignisse durch aktuelle und ordnungsgemäß ausgeführte Prozesse und Verfahren.</text:p>
      <text:p text:style-name="P1"/>
      <text:p text:style-name="P2">Analysis</text:p>
      <text:p text:style-name="P6"><text:bookmark text:name="tw-target-text-container"/><text:bookmark text:name="tw-target-text1"/>Die während der Respond-Funktion durchgeführte Analyse stellt eine angemessene Reaktion sicher und unterstützt Wiederherstellungsaktivitäten.</text:p>
      <text:p text:style-name="P6"><text:span text:style-name="T5">Communications </text:span></text:p>
      <text:p text:style-name="P6">Zu den Reaktionsaktivitäten gehört auch die Kommunikation zwischen den internen und externen Stakeholdern Ihrer Organisation, zu denen in manchen Fällen auch Strafverfolgungsbehörden gehören können.</text:p>
      <text:section text:style-name="Sect1" text:name="tw-target-rmn-container">
        <text:p text:style-name="P3"><text:bookmark text:name="tw-target-rmn"/></text:p>
      </text:section>
      <text:p text:style-name="P8">Mitigation</text:p>
      <text:p text:style-name="P6">Schadensbegrenzungsmaßnahmen sind von entscheidender Bedeutung, um die Ausbreitung eines Cybersicherheitsereignisses zu verhindern, seine Auswirkungen abzuschwächen und das Ereignis zu neutralisieren oder zu beseitigen.</text:p>
      <text:p text:style-name="P4"><text:bookmark text:name="tw-target-text2"/>Die Wiederherstellungsphase umfasst die Analyse bestehender Strategien, die Neupriorisierung bei Bedarf und die Verbesserung der Wiederherstellungsreaktionspläne.</text:p>
      <text:p text:style-name="P9"/>
      <text:p text:style-name="P7">Nachdem ein Angriff entschärft wurde, müssen Unternehmen alle durch das Ereignis beeinträchtigten Funktionen oder Dienste wiederherstellen. Dazu müssen sie über einen Sanierungsplan verfügen. Sie müssen außerdem in der Lage sein, Wiederherstellungsaktivitäten mit externen Parteien zu koordinieren und gewonnene Erkenntnisse in ihre aktualisierte Wiederherstellungsstrategie zu integrieren.</text:p>
      <text:p text:style-name="P9"/>
      <text:p text:style-name="P7">Diese Phase umfasst die folgenden Komponenten:</text:p>
      <text:p text:style-name="P9"/>
      <text:p text:style-name="P7">Wiederherstellungsplan: Der Wiederherstellungsplan umfasst die bei der Wiederherstellung anzuwendenden Prozesse und Verfahren. Bei ordnungsgemäßer Ausführung und Wartung gewährleisten sie die rechtzeitige Wiederherstellung von Systemen und Vermögenswerten.</text:p>
      <text:p text:style-name="P6">Verbesserungen: Durch die Einbeziehung der bei der Wiederherstellungsplanung und -prozesse gewonnenen Erkenntnisse können Sie die Sicherheit verbessern und sich besser vor zukünftigen Ereignissen schütz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82cm" fo:margin-bottom="1.071cm" fo:margin-left="1.058cm" fo:margin-right="1.15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M15S</meta:editing-duration>
    <meta:editing-cycles>3</meta:editing-cycles>
    <meta:generator>OpenOffice/4.1.14$Win32 OpenOffice.org_project/4114m1$Build-9811</meta:generator>
    <dc:date>2023-11-20T12:32:28.59</dc:date>
    <meta:document-statistic meta:table-count="0" meta:image-count="0" meta:object-count="0" meta:page-count="1" meta:paragraph-count="16" meta:word-count="259" meta:character-count="2325"/>
    <dc:creator>kaos sevdalisi</dc:creator>
    <meta:user-defined meta:name="Info 1"/>
    <meta:user-defined meta:name="Info 2"/>
    <meta:user-defined meta:name="Info 3"/>
    <meta:user-defined meta:name="Info 4"/>
  </office:meta>
</office:document-meta>
</file>